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T5" style:parent-style-name="Absatz-Standardschriftart" style:family="text">
      <style:text-properties fo:font-style="italic" style:font-style-asian="italic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 fo:color="#FF0000"/>
    </style:style>
    <style:style style:name="P8" style:parent-style-name="Standard" style:family="paragraph">
      <style:text-properties fo:font-weight="bold" style:font-weight-asian="bold" fo:color="#000000"/>
    </style:style>
    <style:style style:name="P9" style:parent-style-name="Standard" style:family="paragraph">
      <style:text-properties fo:font-weight="bold" style:font-weight-asian="bold" fo:color="#000000"/>
    </style:style>
    <style:style style:name="T10" style:parent-style-name="Absatz-Standardschriftart" style:family="text">
      <style:text-properties fo:color="#000000"/>
    </style:style>
    <style:style style:name="T11" style:parent-style-name="Absatz-Standardschriftart" style:family="text">
      <style:text-properties fo:font-style="italic" style:font-style-asian="italic" fo:color="#000000"/>
    </style:style>
    <style:style style:name="T12" style:parent-style-name="Absatz-Standardschriftart" style:family="text">
      <style:text-properties fo:color="#000000"/>
    </style:style>
    <style:style style:name="T13" style:parent-style-name="Absatz-Standardschriftart" style:family="text">
      <style:text-properties fo:font-style="italic" style:font-style-asian="italic" fo:color="#000000"/>
    </style:style>
    <style:style style:name="T14" style:parent-style-name="Absatz-Standardschriftart" style:family="text">
      <style:text-properties fo:font-style="italic" style:font-style-asian="italic" fo:color="#000000"/>
    </style:style>
    <style:style style:name="T15" style:parent-style-name="Absatz-Standardschriftart" style:family="text">
      <style:text-properties fo:color="#000000"/>
    </style:style>
    <style:style style:name="T16" style:parent-style-name="Absatz-Standardschriftart" style:family="text">
      <style:text-properties fo:font-style="italic" style:font-style-asian="italic" fo:color="#000000"/>
    </style:style>
    <style:style style:name="T17" style:parent-style-name="Absatz-Standardschriftart" style:family="text">
      <style:text-properties fo:color="#000000"/>
    </style:style>
    <style:style style:name="T18" style:parent-style-name="Absatz-Standardschriftart" style:family="text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font-weight="bold" style:font-weight-asian="bold" fo:color="#000000"/>
    </style:style>
    <style:style style:name="P21" style:parent-style-name="Standard" style:family="paragraph">
      <style:text-properties fo:color="#000000"/>
    </style:style>
    <style:style style:name="T22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23" style:parent-style-name="Absatz-Standardschriftart" style:family="text">
      <style:text-properties fo:color="#000000"/>
    </style:style>
    <style:style style:name="T24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25" style:parent-style-name="Absatz-Standardschriftart" style:family="text">
      <style:text-properties fo:color="#000000"/>
    </style:style>
    <style:style style:name="T26" style:parent-style-name="Absatz-Standardschriftart" style:family="text">
      <style:text-properties fo:color="#000000"/>
    </style:style>
    <style:style style:name="T27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28" style:parent-style-name="Absatz-Standardschriftart" style:family="text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font-weight="bold" style:font-weight-asian="bold" fo:color="#000000"/>
    </style:style>
    <style:style style:name="P31" style:parent-style-name="Standard" style:family="paragraph">
      <style:text-properties fo:font-weight="bold" style:font-weight-asian="bold" fo:color="#000000"/>
    </style:style>
    <style:style style:name="P32" style:parent-style-name="Standard" style:family="paragraph">
      <style:text-properties fo:color="#000000"/>
    </style:style>
    <style:style style:name="P33" style:parent-style-name="Listenabsatz" style:list-style-name="LFO1" style:family="paragraph">
      <style:text-properties fo:color="#000000"/>
    </style:style>
    <style:style style:name="P34" style:parent-style-name="Listenabsatz" style:list-style-name="LFO1" style:family="paragraph">
      <style:text-properties fo:color="#000000"/>
    </style:style>
    <style:style style:name="P35" style:parent-style-name="Listenabsatz" style:list-style-name="LFO1" style:family="paragraph">
      <style:text-properties fo:color="#000000"/>
    </style:style>
    <style:style style:name="P36" style:parent-style-name="Listenabsatz" style:list-style-name="LFO1" style:family="paragraph">
      <style:text-properties fo:color="#000000"/>
    </style:style>
    <style:style style:name="P37" style:parent-style-name="Listenabsatz" style:list-style-name="LFO1" style:family="paragraph">
      <style:text-properties fo:color="#000000"/>
    </style:style>
    <style:style style:name="P38" style:parent-style-name="Listenabsatz" style:list-style-name="LFO1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Listenabsatz" style:list-style-name="LFO2" style:family="paragraph">
      <style:text-properties fo:color="#000000"/>
    </style:style>
    <style:style style:name="P42" style:parent-style-name="Listenabsatz" style:list-style-name="LFO2" style:family="paragraph"/>
    <style:style style:name="T43" style:parent-style-name="Absatz-Standardschriftart" style:family="text">
      <style:text-properties fo:color="#000000"/>
    </style:style>
    <style:style style:name="P44" style:parent-style-name="Listenabsatz" style:list-style-name="LFO2" style:family="paragraph">
      <style:text-properties fo:color="#000000"/>
    </style:style>
    <style:style style:name="P45" style:parent-style-name="Listenabsatz" style:list-style-name="LFO2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Listenabsatz" style:list-style-name="LFO3" style:family="paragraph">
      <style:text-properties fo:color="#000000"/>
    </style:style>
    <style:style style:name="P49" style:parent-style-name="Listenabsatz" style:list-style-name="LFO3" style:family="paragraph">
      <style:text-properties fo:color="#000000"/>
    </style:style>
    <style:style style:name="P50" style:parent-style-name="Listenabsatz" style:list-style-name="LFO3" style:family="paragraph">
      <style:text-properties fo:color="#000000"/>
    </style:style>
    <style:style style:name="P51" style:parent-style-name="Listenabsatz" style:list-style-name="LFO3" style:family="paragraph">
      <style:text-properties fo:color="#000000"/>
    </style:style>
    <style:style style:name="P52" style:parent-style-name="Listenabsatz" style:list-style-name="LFO3" style:family="paragraph">
      <style:text-properties fo:color="#000000"/>
    </style:style>
    <style:style style:name="P53" style:parent-style-name="Listenabsatz" style:list-style-name="LFO3" style:family="paragraph">
      <style:text-properties fo:color="#000000"/>
    </style:style>
    <style:style style:name="P54" style:parent-style-name="Listenabsatz" style:list-style-name="LFO3" style:family="paragraph">
      <style:text-properties fo:color="#000000"/>
    </style:style>
    <style:style style:name="P55" style:parent-style-name="Listenabsatz" style:list-style-name="LFO3" style:family="paragraph">
      <style:text-properties fo:color="#000000"/>
    </style:style>
    <style:style style:name="P56" style:parent-style-name="Listenabsatz" style:list-style-name="LFO3" style:family="paragraph">
      <style:text-properties fo:color="#000000"/>
    </style:style>
    <style:style style:name="P57" style:parent-style-name="Listenabsatz" style:list-style-name="LFO3" style:family="paragraph">
      <style:text-properties fo:color="#000000"/>
    </style:style>
    <style:style style:name="P58" style:parent-style-name="Listenabsatz" style:list-style-name="LFO3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Listenabsatz" style:list-style-name="LFO4" style:family="paragraph">
      <style:text-properties fo:color="#000000"/>
    </style:style>
    <style:style style:name="P61" style:parent-style-name="Listenabsatz" style:list-style-name="LFO4" style:family="paragraph">
      <style:text-properties fo:color="#000000"/>
    </style:style>
    <style:style style:name="P62" style:parent-style-name="Listenabsatz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Listenabsatz" style:list-style-name="LFO5" style:family="paragraph">
      <style:text-properties fo:color="#000000"/>
    </style:style>
    <style:style style:name="P65" style:parent-style-name="Listenabsatz" style:list-style-name="LFO6" style:family="paragraph">
      <style:text-properties fo:color="#000000"/>
    </style:style>
    <style:style style:name="P66" style:parent-style-name="Listenabsatz" style:list-style-name="LFO7" style:family="paragraph">
      <style:text-properties fo:color="#000000"/>
    </style:style>
    <style:style style:name="P67" style:parent-style-name="Listenabsatz" style:family="paragraph">
      <style:paragraph-properties fo:margin-left="0.8402in">
        <style:tab-stops/>
      </style:paragraph-properties>
      <style:text-properties fo:color="#000000"/>
    </style:style>
    <style:style style:name="P68" style:parent-style-name="Listenabsatz" style:list-style-name="LFO6" style:family="paragraph">
      <style:text-properties fo:color="#000000"/>
    </style:style>
    <style:style style:name="P69" style:parent-style-name="Listenabsatz" style:list-style-name="LFO7" style:family="paragraph">
      <style:text-properties fo:color="#000000"/>
    </style:style>
    <style:style style:name="P70" style:parent-style-name="Listenabsatz" style:family="paragraph">
      <style:paragraph-properties fo:margin-left="0.8402in">
        <style:tab-stops/>
      </style:paragraph-properties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Listenabsatz" style:list-style-name="LFO8" style:family="paragraph">
      <style:text-properties fo:color="#000000"/>
    </style:style>
    <style:style style:name="P73" style:parent-style-name="Listenabsatz" style:list-style-name="LFO8" style:family="paragraph">
      <style:text-properties fo:color="#000000"/>
    </style:style>
    <style:style style:name="P74" style:parent-style-name="Listenabsatz" style:list-style-name="LFO8" style:family="paragraph">
      <style:text-properties fo:color="#000000"/>
    </style:style>
    <style:style style:name="P75" style:parent-style-name="Listenabsatz" style:list-style-name="LFO8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Listenabsatz" style:list-style-name="LFO6" style:family="paragraph">
      <style:text-properties fo:color="#000000"/>
    </style:style>
    <style:style style:name="P79" style:parent-style-name="Listenabsatz" style:list-style-name="LFO6" style:family="paragraph">
      <style:text-properties fo:color="#000000"/>
    </style:style>
    <style:style style:name="P80" style:parent-style-name="Listenabsatz" style:list-style-name="LFO6" style:family="paragraph">
      <style:text-properties fo:color="#000000"/>
    </style:style>
    <style:style style:name="P81" style:parent-style-name="Listenabsatz" style:list-style-name="LFO6" style:family="paragraph">
      <style:text-properties fo:color="#000000"/>
    </style:style>
    <style:style style:name="P82" style:parent-style-name="Listenabsatz" style:list-style-name="LFO6" style:family="paragraph">
      <style:text-properties fo:color="#000000"/>
    </style:style>
    <style:style style:name="P83" style:parent-style-name="Listenabsatz" style:list-style-name="LFO6" style:family="paragraph">
      <style:text-properties fo:color="#000000"/>
    </style:style>
    <style:style style:name="P84" style:parent-style-name="Listenabsatz" style:list-style-name="LFO6" style:family="paragraph">
      <style:text-properties fo:color="#000000"/>
    </style:style>
    <style:style style:name="P85" style:parent-style-name="Listenabsatz" style:list-style-name="LFO6" style:family="paragraph">
      <style:text-properties fo:color="#000000"/>
    </style:style>
    <style:style style:name="P86" style:parent-style-name="Standard" style:family="paragraph">
      <style:text-properties fo:color="#000000"/>
    </style:style>
    <style:style style:name="P87" style:parent-style-name="Standard" style:family="paragraph">
      <style:text-properties fo:color="#000000"/>
    </style:style>
    <style:style style:name="P88" style:parent-style-name="Listenabsatz" style:list-style-name="LFO9" style:family="paragraph">
      <style:text-properties fo:color="#000000"/>
    </style:style>
    <style:style style:name="P89" style:parent-style-name="Listenabsatz" style:list-style-name="LFO9" style:family="paragraph">
      <style:text-properties fo:color="#000000"/>
    </style:style>
    <style:style style:name="P90" style:parent-style-name="Listenabsatz" style:list-style-name="LFO9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Listenabsatz" style:list-style-name="LFO10" style:family="paragraph">
      <style:text-properties fo:color="#000000"/>
    </style:style>
    <style:style style:name="P94" style:parent-style-name="Listenabsatz" style:list-style-name="LFO10" style:family="paragraph">
      <style:text-properties fo:color="#000000"/>
    </style:style>
    <style:style style:name="P95" style:parent-style-name="Listenabsatz" style:list-style-name="LFO7" style:family="paragraph">
      <style:text-properties fo:color="#000000"/>
    </style:style>
    <style:style style:name="P96" style:parent-style-name="Listenabsatz" style:list-style-name="LFO11" style:family="paragraph">
      <style:text-properties fo:color="#000000"/>
    </style:style>
    <style:style style:name="P97" style:parent-style-name="Listenabsatz" style:list-style-name="LFO12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Listenabsatz" style:list-style-name="LFO13" style:family="paragraph">
      <style:text-properties fo:color="#000000"/>
    </style:style>
    <style:style style:name="P101" style:parent-style-name="Listenabsatz" style:list-style-name="LFO13" style:family="paragraph">
      <style:text-properties fo:color="#000000"/>
    </style:style>
    <style:style style:name="P102" style:parent-style-name="Listenabsatz" style:list-style-name="LFO13" style:family="paragraph">
      <style:text-properties fo:color="#000000"/>
    </style:style>
    <style:style style:name="P103" style:parent-style-name="Listenabsatz" style:list-style-name="LFO13" style:family="paragraph">
      <style:text-properties fo:color="#000000"/>
    </style:style>
    <style:style style:name="P104" style:parent-style-name="Listenabsatz" style:list-style-name="LFO13" style:family="paragraph">
      <style:text-properties fo:color="#000000"/>
    </style:style>
    <style:style style:name="P105" style:parent-style-name="Listenabsatz" style:list-style-name="LFO13" style:family="paragraph">
      <style:text-properties fo:color="#000000"/>
    </style:style>
    <style:style style:name="P106" style:parent-style-name="Listenabsatz" style:list-style-name="LFO13" style:family="paragraph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Listenabsatz" style:list-style-name="LFO14" style:family="paragraph">
      <style:text-properties fo:color="#000000"/>
    </style:style>
    <style:style style:name="P110" style:parent-style-name="Listenabsatz" style:list-style-name="LFO14" style:family="paragraph">
      <style:text-properties fo:color="#000000"/>
    </style:style>
    <style:style style:name="P111" style:parent-style-name="Listenabsatz" style:list-style-name="LFO7" style:family="paragraph">
      <style:text-properties fo:color="#000000"/>
    </style:style>
    <style:style style:name="P112" style:parent-style-name="Listenabsatz" style:list-style-name="LFO6" style:family="paragraph">
      <style:text-properties fo:color="#000000"/>
    </style:style>
    <style:style style:name="P113" style:parent-style-name="Listenabsatz" style:list-style-name="LFO7" style:family="paragraph">
      <style:text-properties fo:color="#000000"/>
    </style:style>
    <style:style style:name="P114" style:parent-style-name="Listenabsatz" style:list-style-name="LFO6" style:family="paragraph">
      <style:text-properties fo:color="#000000"/>
    </style:style>
    <style:style style:name="P115" style:parent-style-name="Listenabsatz" style:list-style-name="LFO6" style:family="paragraph">
      <style:text-properties fo:color="#000000"/>
    </style:style>
    <style:style style:name="P116" style:parent-style-name="Listenabsatz" style:list-style-name="LFO6" style:family="paragraph">
      <style:text-properties fo:color="#000000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Listenabsatz" style:list-style-name="LFO15" style:family="paragraph">
      <style:text-properties fo:color="#000000"/>
    </style:style>
    <style:style style:name="P120" style:parent-style-name="Listenabsatz" style:list-style-name="LFO15" style:family="paragraph">
      <style:text-properties fo:color="#000000"/>
    </style:style>
    <style:style style:name="P121" style:parent-style-name="Listenabsatz" style:list-style-name="LFO16" style:family="paragraph"/>
    <style:style style:name="T122" style:parent-style-name="Absatz-Standardschriftart" style:family="text">
      <style:text-properties fo:color="#000000"/>
    </style:style>
    <style:style style:name="T123" style:parent-style-name="Absatz-Standardschriftart" style:family="text">
      <style:text-properties fo:color="#000000"/>
    </style:style>
  </office:automatic-styles>
  <office:body>
    <office:text text:use-soft-page-breaks="true">
      <text:p text:style-name="P1">Package Terminplanung</text:p>
      <text:p text:style-name="P2"/>
      <text:p text:style-name="P3">Beschreibung des Packages</text:p>
      <text:p text:style-name="P4"/>
      <text:p text:style-name="Standard">Das Package<text:s/><text:span text:style-name="T5">terminplanung</text:span><text:s/>umfasst alle Aspekte der Planung und Speicherung von Terminen. Es enthält sowohl Klassen zur Präsentation<text:s/>von Terminen und terminrelevanten Frames, Klassen zum Management des Datenbankzugriffes sowie Klassen zur internen Logik und Verwaltung der Termine.</text:p>
      <text:p text:style-name="Standard"/>
      <text:p text:style-name="P6">Diagramme</text:p>
      <text:p text:style-name="P7">TO DO!</text:p>
      <text:p text:style-name="P8"/>
      <text:p text:style-name="P9">Schnittstellen</text:p>
      <text:p text:style-name="Standard"><text:span text:style-name="T10">Das Package<text:s/></text:span><text:span text:style-name="T11">terminplanung<text:s/></text:span><text:span text:style-name="T12">besitzt Schnittstellen zum Package<text:s/></text:span><text:span text:style-name="T13">kassenfunktio</text:span><text:span text:style-name="T14">n</text:span><text:span text:style-name="T15">, von welcher aus die Kundentermine mit den tatsächlichen Termindurchführung verknüpft werden. Eine weitere Schnittstelle existiert zum Package<text:s/></text:span><text:span text:style-name="T16">account</text:span><text:span text:style-name="T17">, welches die Startseite der Software beinhaltet und den Benutzer zwischen den einzelnen Modulen navigie</text:span><text:span text:style-name="T18">rt.</text:span></text:p>
      <text:p text:style-name="P19"/>
      <text:p text:style-name="P20">Aufteilung der Klassen in das Drei-Schichten-Modell:</text:p>
      <text:p text:style-name="P21"/>
      <text:p text:style-name="Standard"><text:span text:style-name="T22">GUI-Schicht:</text:span><text:span text:style-name="T23"><text:s/>TagFrame, TerminErstellenDialog, TerminHinzufügenFrame, TerminplanungsFrame</text:span></text:p>
      <text:p text:style-name="Standard"><text:span text:style-name="T24">Logik-Schicht:<text:s/></text:span><text:span text:style-name="T25">FreieTermineTableModel, Intervall, Konfigurationswerte, KundenNamenCellRenderer, Termin, Term</text:span><text:span text:style-name="T26">ineCellRenderer, TermineTableModel,<text:s/></text:span></text:p>
      <text:p text:style-name="Standard"><text:span text:style-name="T27">Persisitenz-Schicht:<text:s/></text:span><text:span text:style-name="T28">TerminDB</text:span></text:p>
      <text:p text:style-name="P29"/>
      <text:p text:style-name="P30">Operationen</text:p>
      <text:p text:style-name="P31"/>
      <text:p text:style-name="P32">FreieTermineTableModel:</text:p>
      <text:list text:style-name="LFO1" text:continue-numbering="true">
        <text:list-item>
          <text:p text:style-name="P33">Konstruktor: public FreieTermineTableModel(ArrayList&lt;Termin&gt;)</text:p>
        </text:list-item>
        <text:list-item>
          <text:p text:style-name="P34">public String getColumnName(int)<text:s/></text:p>
        </text:list-item>
        <text:list-item>
          <text:p text:style-name="P35">public int getColumnCount()</text:p>
        </text:list-item>
        <text:list-item>
          <text:p text:style-name="P36">public int getRowCount()</text:p>
        </text:list-item>
        <text:list-item>
          <text:p text:style-name="P37">public Object getValueAt(int, int)</text:p>
        </text:list-item>
        <text:list-item>
          <text:p text:style-name="P38">private void berechneLücken()</text:p>
        </text:list-item>
      </text:list>
      <text:p text:style-name="P39"/>
      <text:p text:style-name="P40">Intervall:</text:p>
      <text:list text:style-name="LFO2" text:continue-numbering="true">
        <text:list-item>
          <text:p text:style-name="P41">package int getEnde()</text:p>
        </text:list-item>
        <text:list-item>
          <text:p text:style-name="P42"><text:span text:style-name="T43">package void setEnde(int)</text:span><text:s/></text:p>
        </text:list-item>
        <text:list-item>
          <text:p text:style-name="P44">package int getStart()</text:p>
        </text:list-item>
        <text:list-item>
          <text:p text:style-name="P45">package void setStart()</text:p>
        </text:list-item>
      </text:list>
      <text:p text:style-name="P46"/>
      <text:p text:style-name="P47">Konfigurationswerte:</text:p>
      <text:list text:style-name="LFO3" text:continue-numbering="true">
        <text:list-item>
          <text:p text:style-name="P48">Konstruktor: public Konfigurationswerte()</text:p>
        </text:list-item>
        <text:list-item>
          <text:p text:style-name="P49">package int<text:s/>getZeitslot()</text:p>
        </text:list-item>
        <text:list-item>
          <text:p text:style-name="P50">package void setZeitslot(int)</text:p>
        </text:list-item>
        <text:list-item>
          <text:p text:style-name="P51">package int getArbeitsbeginn()</text:p>
        </text:list-item>
        <text:list-item>
          <text:p text:style-name="P52">package void setArbeitsbeginn(int)</text:p>
        </text:list-item>
        <text:list-item>
          <text:p text:style-name="P53">package int getArbeitsende()</text:p>
        </text:list-item>
        <text:list-item>
          <text:p text:style-name="P54">package void setArbeitsende(int)</text:p>
        </text:list-item>
        <text:list-item>
          <text:p text:style-name="P55">package int getAufteilung()</text:p>
        </text:list-item>
        <text:list-item>
          <text:p text:style-name="P56">package void setAufteilung(int)</text:p>
        </text:list-item>
        <text:list-item>
          <text:p text:style-name="P57">package int getZeilenanzahlProSeite()</text:p>
        </text:list-item>
        <text:list-item>
          <text:p text:style-name="P58">package void setZeilenanzahlProSeite(int)</text:p>
        </text:list-item>
      </text:list>
      <text:soft-page-break/>
      <text:p text:style-name="P59">KundenNameCellRenderer:</text:p>
      <text:list text:style-name="LFO4" text:continue-numbering="true">
        <text:list-item>
          <text:p text:style-name="P60">Konstruktor public KundenNameCellRenderer()</text:p>
        </text:list-item>
        <text:list-item>
          <text:p text:style-name="P61">public Component getTableCellRendererComponent(JTable, Object, boolean, boolean, int, int)</text:p>
        </text:list-item>
      </text:list>
      <text:p text:style-name="P62"/>
      <text:p text:style-name="P63">TagFrame:</text:p>
      <text:list text:style-name="LFO5" text:continue-numbering="true">
        <text:list-item>
          <text:p text:style-name="P64">Konstruktor TagFrame(Date,<text:s/>int, TerminHinzufügenFrame)</text:p>
        </text:list-item>
      </text:list>
      <text:list text:style-name="LFO6" text:continue-numbering="true">
        <text:list-item>
          <text:p text:style-name="P65">innere Klasse: MyMouseListener</text:p>
        </text:list-item>
      </text:list>
      <text:list text:style-name="LFO7" text:continue-numbering="true">
        <text:list-item>
          <text:p text:style-name="P66">public void mousePressed(MouseEvent)</text:p>
        </text:list-item>
      </text:list>
      <text:p text:style-name="P67"/>
      <text:list text:style-name="LFO6" text:continue-numbering="true">
        <text:list-item>
          <text:p text:style-name="P68">innerer Klasse: ActionListener<text:s/></text:p>
        </text:list-item>
      </text:list>
      <text:list text:style-name="LFO7" text:continue-numbering="true">
        <text:list-item>
          <text:p text:style-name="P69">public void actionperformed(ActionEvent)</text:p>
        </text:list-item>
      </text:list>
      <text:p text:style-name="P70"/>
      <text:p text:style-name="P71">Termin:</text:p>
      <text:list text:style-name="LFO8" text:continue-numbering="true">
        <text:list-item>
          <text:p text:style-name="P72">package int getKundenId()</text:p>
        </text:list-item>
        <text:list-item>
          <text:p text:style-name="P73">package void setKundenId(int)</text:p>
        </text:list-item>
        <text:list-item>
          <text:p text:style-name="P74">package int getTerminId()</text:p>
        </text:list-item>
        <text:list-item>
          <text:p text:style-name="P75">package void setTerminId(int)</text:p>
        </text:list-item>
      </text:list>
      <text:p text:style-name="P76"/>
      <text:p text:style-name="P77">TerminDB:</text:p>
      <text:list text:style-name="LFO6" text:continue-numbering="true">
        <text:list-item>
          <text:p text:style-name="P78">Konstruktor: public TerminDB()</text:p>
        </text:list-item>
        <text:list-item>
          <text:p text:style-name="P79">private void init()</text:p>
        </text:list-item>
        <text:list-item>
          <text:p text:style-name="P80">package ArrayList&lt;Termin&gt; termineLaden(Date, int)</text:p>
        </text:list-item>
        <text:list-item>
          <text:p text:style-name="P81">package void termineSpeichern(ArrayList&lt;Termin&gt;, Date)</text:p>
        </text:list-item>
        <text:list-item>
          <text:p text:style-name="P82">package String kundenNamenLaden(int)</text:p>
        </text:list-item>
        <text:list-item>
          <text:p text:style-name="P83">package ArrayList&lt;Integer&gt; adminwerteLaden()</text:p>
        </text:list-item>
        <text:list-item>
          <text:p text:style-name="P84">package ArrayList&lt;Termin&gt; freieTermineSuchen(Date)</text:p>
        </text:list-item>
        <text:list-item>
          <text:p text:style-name="P85">package int kundenIdLaden(String)</text:p>
        </text:list-item>
      </text:list>
      <text:p text:style-name="P86"/>
      <text:p text:style-name="P87">TermineCellRenderer:</text:p>
      <text:list text:style-name="LFO9" text:continue-numbering="true">
        <text:list-item>
          <text:p text:style-name="P88">Konstruktor: public TermineCellRenderer()</text:p>
        </text:list-item>
        <text:list-item>
          <text:p text:style-name="P89">public Component getTableCellRendererComponent(JTable, Object, boolean,<text:s/>boolean, int, int)</text:p>
        </text:list-item>
        <text:list-item>
          <text:p text:style-name="P90">private String termineNachUhrzeit(int)</text:p>
        </text:list-item>
      </text:list>
      <text:p text:style-name="P91"/>
      <text:p text:style-name="P92">TerminErstellenDialog:</text:p>
      <text:list text:style-name="LFO10" text:continue-numbering="true">
        <text:list-item>
          <text:p text:style-name="P93">Konstruktor: TerminErstellenDialog(int. Date, ArrayList&lt;Termin&gt;, String)</text:p>
        </text:list-item>
        <text:list-item>
          <text:p text:style-name="P94">innere Klasse: MyOkListener</text:p>
        </text:list-item>
      </text:list>
      <text:list text:style-name="LFO7" text:continue-numbering="true">
        <text:list-item>
          <text:p text:style-name="P95">public void actionPerformed(ActionEvent)</text:p>
        </text:list-item>
      </text:list>
      <text:list text:style-name="LFO11" text:continue-numbering="true">
        <text:list-item>
          <text:p text:style-name="P96">innere Klasse: MyKeyListener</text:p>
        </text:list-item>
      </text:list>
      <text:list text:style-name="LFO12" text:continue-numbering="true">
        <text:list-item>
          <text:p text:style-name="P97">public void keyPressed(KeyEvent)</text:p>
        </text:list-item>
      </text:list>
      <text:p text:style-name="P98"/>
      <text:p text:style-name="P99">TermineTableModel:</text:p>
      <text:list text:style-name="LFO13" text:continue-numbering="true">
        <text:list-item>
          <text:p text:style-name="P100">Konstruktor: public TermineTableModel(ArrayList&lt;Termin&gt;)</text:p>
        </text:list-item>
        <text:list-item>
          <text:p text:style-name="P101">public String getColumnName(int)</text:p>
        </text:list-item>
        <text:list-item>
          <text:p text:style-name="P102">public int getColumnCount()</text:p>
        </text:list-item>
        <text:list-item>
          <text:p text:style-name="P103">public int getRowCount()</text:p>
        </text:list-item>
        <text:list-item>
          <text:p text:style-name="P104">public Object getValueAt(int,int)</text:p>
        </text:list-item>
        <text:list-item>
          <text:p text:style-name="P105">package ArrayList&lt;Termin&gt;<text:s/>getTermine(int, int)</text:p>
        </text:list-item>
        <text:list-item>
          <text:p text:style-name="P106">package ArrayList&lt;Termin&gt; getAlleTermine()</text:p>
        </text:list-item>
      </text:list>
      <text:p text:style-name="P107"/>
      <text:soft-page-break/>
      <text:p text:style-name="P108">TerminHinzufügenFrame:</text:p>
      <text:list text:style-name="LFO14" text:continue-numbering="true">
        <text:list-item>
          <text:p text:style-name="P109">Konstruktor: public TerminHinzufügenFrame()</text:p>
        </text:list-item>
        <text:list-item>
          <text:p text:style-name="P110">innere Klasse: MyBerechnenHandler</text:p>
        </text:list-item>
      </text:list>
      <text:list text:style-name="LFO7" text:continue-numbering="true">
        <text:list-item>
          <text:p text:style-name="P111">public void actionPerformed(ActionEvent)</text:p>
        </text:list-item>
      </text:list>
      <text:list text:style-name="LFO6" text:continue-numbering="true">
        <text:list-item>
          <text:p text:style-name="P112">innere Klasse: MyMouseListener</text:p>
        </text:list-item>
      </text:list>
      <text:list text:style-name="LFO7" text:continue-numbering="true">
        <text:list-item>
          <text:p text:style-name="P113">public void<text:s/>MousePressed(MouseEvent)</text:p>
        </text:list-item>
      </text:list>
      <text:list text:style-name="LFO6" text:continue-numbering="true">
        <text:list-item>
          <text:p text:style-name="P114">package int berechneTermindauer(String)</text:p>
        </text:list-item>
        <text:list-item>
          <text:p text:style-name="P115">private int berechneAnzeigeSeite(int)</text:p>
        </text:list-item>
        <text:list-item>
          <text:p text:style-name="P116">package int getTerminlänge()</text:p>
        </text:list-item>
      </text:list>
      <text:p text:style-name="P117"/>
      <text:p text:style-name="P118">TerminplanungsFrame:</text:p>
      <text:list text:style-name="LFO15" text:continue-numbering="true">
        <text:list-item>
          <text:p text:style-name="P119">Konstruktor: public TerminplanungsFrame()</text:p>
        </text:list-item>
        <text:list-item>
          <text:p text:style-name="P120">innere Klasse: ActionListener</text:p>
        </text:list-item>
      </text:list>
      <text:list text:style-name="LFO16" text:continue-numbering="true">
        <text:list-item>
          <text:p text:style-name="P121"><text:span text:style-name="T122">public void actionPerformed(Ac</text:span><text:span text:style-name="T123">tionEvent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6T12:41:00Z</meta:creation-date>
    <dc:date>2016-05-08T15:55:00Z</dc:date>
    <meta:template xlink:href="Normal.dotm" xlink:type="simple"/>
    <meta:editing-cycles>5</meta:editing-cycles>
    <meta:editing-duration>PT0S</meta:editing-duration>
    <meta:document-statistic meta:page-count="3" meta:paragraph-count="7" meta:word-count="513" meta:character-count="3743" meta:row-count="26" meta:non-whitespace-character-count="3237"/>
  </office:meta>
</office:document-meta>
</file>